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 svg:font-family="'Arial Unicode MS'" style:font-pitch="variable"/>
    <style:font-face style:name="Tahoma"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draw:fill-color="#ffffff" draw:auto-grow-height="true" fo:min-height="3.507cm"/>
    </style:style>
    <style:style style:name="pr2" style:family="presentation" style:parent-style-name="Default-outline1">
      <style:graphic-properties draw:fill-color="#ffffff" draw:auto-grow-height="false" draw:fit-to-size="false" style:shrink-to-fit="false" fo:min-height="14.909cm"/>
    </style:style>
    <style:style style:name="pr3" style:family="presentation" style:parent-style-name="Default-notes">
      <style:graphic-properties draw:fill-color="#ffffff" draw:auto-grow-height="true" fo:min-height="11.68cm"/>
    </style:style>
    <style:style style:name="pr4" style:family="presentation" style:parent-style-name="Default-outline1">
      <style:graphic-properties draw:fill-color="#ffffff" draw:auto-grow-height="true" fo:min-height="13.86cm"/>
    </style:style>
    <style:style style:name="pr5" style:family="presentation" style:parent-style-name="Default-outline1">
      <style:graphic-properties draw:fill-color="#ffffff" draw:auto-grow-height="true" fo:min-height="14.236cm"/>
    </style:style>
    <style:style style:name="pr6" style:family="presentation" style:parent-style-name="Default-notes">
      <style:graphic-properties fo:min-height="9.3cm"/>
    </style:style>
    <style:style style:name="pr7" style:family="presentation" style:parent-style-name="Default-outline1">
      <style:graphic-properties draw:fill-color="#ffffff" draw:auto-grow-height="true" fo:min-height="15.695cm"/>
    </style:style>
    <style:style style:name="pr8" style:family="presentation" style:parent-style-name="Default-notes">
      <style:graphic-properties draw:fill-color="#ffffff" draw:auto-grow-height="true" fo:min-height="12.115cm"/>
    </style:style>
    <style:style style:name="pr9" style:family="presentation" style:parent-style-name="Default-outline1">
      <style:graphic-properties draw:fill-color="#ffffff" draw:auto-grow-height="true" draw:fit-to-size="shrink-to-fit" style:shrink-to-fit="true" fo:min-height="15.709cm"/>
    </style:style>
    <style:style style:name="pr10" style:family="presentation" style:parent-style-name="Default-notes">
      <style:graphic-properties fo:min-height="6.106cm"/>
    </style:style>
    <style:style style:name="pr11" style:family="presentation" style:parent-style-name="Default-notes">
      <style:graphic-properties fo:min-height="1.666cm"/>
    </style:style>
    <style:style style:name="pr12" style:family="presentation" style:parent-style-name="Default-outline1">
      <style:graphic-properties draw:fill-color="#ffffff" draw:auto-grow-height="true" draw:fit-to-size="shrink-to-fit" style:shrink-to-fit="true" fo:min-height="17.244cm"/>
    </style:style>
    <style:style style:name="pr13" style:family="presentation" style:parent-style-name="Default-notes">
      <style:graphic-properties fo:min-height="4.441cm"/>
    </style:style>
    <style:style style:name="pr14" style:family="presentation" style:parent-style-name="Default-notes">
      <style:graphic-properties fo:min-height="3.886cm"/>
    </style:style>
    <style:style style:name="pr15" style:family="presentation" style:parent-style-name="Default-outline1">
      <style:graphic-properties draw:fill-color="#ffffff" draw:auto-grow-height="true" fo:min-height="15.902cm"/>
    </style:style>
    <style:style style:name="pr16" style:family="presentation" style:parent-style-name="Default-notes">
      <style:graphic-properties fo:min-height="5.551cm"/>
    </style:style>
    <style:style style:name="pr17" style:family="presentation" style:parent-style-name="Default-title">
      <style:graphic-properties fo:min-height="3.506cm"/>
    </style:style>
    <style:style style:name="pr18" style:family="presentation" style:parent-style-name="Default-outline1">
      <style:graphic-properties fo:min-height="15.274cm"/>
    </style:style>
    <style:style style:name="pr19" style:family="presentation" style:parent-style-name="Default-notes">
      <style:graphic-properties draw:fill-color="#ffffff" fo:min-height="11.68cm"/>
    </style:style>
    <style:style style:name="pr20" style:family="presentation" style:parent-style-name="Default-outline1">
      <style:graphic-properties draw:fill-color="#ffffff" draw:auto-grow-height="true" fo:min-height="15.299cm"/>
    </style:style>
    <style:style style:name="pr21" style:family="presentation" style:parent-style-name="Default-outline1">
      <style:graphic-properties draw:fill-color="#ffffff" draw:auto-grow-height="true" fo:min-height="14.656cm"/>
    </style:style>
    <style:style style:name="pr22" style:family="presentation" style:parent-style-name="Default-title">
      <style:graphic-properties draw:fill-color="#ffffff" fo:min-height="3.256cm"/>
    </style:style>
    <style:style style:name="pr23" style:family="presentation" style:parent-style-name="Default-outline1">
      <style:graphic-properties draw:fill-color="#ffffff" fo:min-height="14.47cm"/>
    </style:style>
    <style:style style:name="P1" style:family="paragraph">
      <style:paragraph-properties fo:margin-left="0cm" fo:margin-right="0cm" fo:text-indent="0cm"/>
    </style:style>
    <style:style style:name="P2" style:family="paragraph">
      <loext:graphic-properties draw:fill-color="#ffffff"/>
      <style:paragraph-properties fo:margin-left="0cm" fo:margin-right="0cm" fo:text-indent="0cm"/>
    </style:style>
    <style:style style:name="P3" style:family="paragraph">
      <loext:graphic-properties draw:fill-color="#ffffff"/>
      <style:paragraph-properties fo:margin-left="0cm" fo:margin-right="0cm" fo:text-indent="0cm"/>
      <style:text-properties fo:font-size="18pt" style:font-size-asian="18pt" style:font-size-complex="18pt"/>
    </style:style>
    <style:style style:name="P4" style:family="paragraph">
      <style:paragraph-properties fo:margin-left="0.6cm" fo:margin-right="0cm" fo:text-indent="-0.6cm"/>
    </style:style>
    <style:style style:name="P5" style:family="paragraph">
      <loext:graphic-properties draw:fill-color="#ffffff"/>
      <style:paragraph-properties fo:margin-left="0.6cm" fo:margin-right="0cm" fo:text-indent="-0.6cm"/>
      <style:text-properties fo:font-size="17.1000003814697pt"/>
    </style:style>
    <style:style style:name="P6" style:family="paragraph">
      <loext:graphic-properties draw:fill-color="#ffffff"/>
      <style:paragraph-properties fo:margin-left="1.2cm" fo:margin-right="0cm" fo:text-indent="-0.9cm"/>
    </style:style>
    <style:style style:name="P7" style:family="paragraph">
      <style:paragraph-properties fo:line-height="100%" style:punctuation-wrap="simple" style:writing-mode="lr-tb">
        <style:tab-stops/>
      </style:paragraph-properties>
    </style:style>
    <style:style style:name="P8" style:family="paragraph">
      <loext:graphic-properties draw:fill-color="#ffffff"/>
    </style:style>
    <style:style style:name="T1" style:family="text">
      <style:text-properties fo:font-size="18pt" style:font-size-asian="18pt" style:font-size-complex="18pt"/>
    </style:style>
    <style:style style:name="T2" style:family="text">
      <style:text-properties fo:font-size="18pt" style:text-underline-style="solid" style:text-underline-width="auto" style:text-underline-color="font-color" style:font-size-asian="18pt" style:font-size-complex="18pt"/>
    </style:style>
    <style:style style:name="T3" style:family="text">
      <style:text-properties fo:font-size="17.1000003814697pt"/>
    </style:style>
    <style:style style:name="T4" style:family="text">
      <style:text-properties fo:font-size="28pt" style:font-size-asian="28pt" style:font-size-complex="28pt"/>
    </style:style>
    <style:style style:name="T5" style:family="text">
      <style:text-properties fo:font-variant="normal" fo:text-transform="none" fo:color="#000000" style:text-line-through-style="none" style:text-line-through-type="none" style:text-position="0% 100%" style:font-name="Arial" fo:font-size="28pt" fo:letter-spacing="normal" fo:language="en" fo:country="US" fo:font-style="normal" style:text-underline-style="none" fo:font-weight="normal" style:text-underline-mode="continuous" style:text-overline-mode="continuous" style:text-line-through-mode="continuous" style:letter-kerning="false" style:font-name-asian="Arial Unicode MS" style:font-size-asian="28pt" style:font-style-asian="normal" style:font-weight-asian="normal" style:font-name-complex="Tahoma" style:font-size-complex="28pt" style:font-style-complex="normal" style:font-weight-complex="normal"/>
    </style:style>
    <style:style style:name="T6" style:family="text">
      <style:text-properties fo:font-size="26pt" style:font-size-asian="26pt" style:font-size-complex="26pt"/>
    </style:style>
    <style:style style:name="T7" style:family="text">
      <style:text-properties style:text-underline-style="solid" style:text-underline-width="auto" style:text-underline-color="font-color"/>
    </style:style>
    <style:style style:name="T8" style:family="text">
      <style:text-properties fo:font-style="italic" style:font-style-asian="italic" style:font-style-complex="italic"/>
    </style:style>
    <style:style style:name="T9" style:family="text">
      <style:text-properties style:text-position="super 58%"/>
    </style:style>
    <style:style style:name="T10" style:family="text">
      <style:text-properties fo:font-size="28pt"/>
    </style:style>
    <style:style style:name="T11" style:family="text">
      <style:text-properties fo:font-size="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draw:text-box>
            <text:p text:style-name="P1">Physical Setup</text:p>
          </draw:text-box>
        </draw:frame>
        <draw:frame presentation:style-name="pr2" draw:text-style-name="P3" draw:layer="layout" svg:width="25.199cm" svg:height="15.544cm" svg:x="1.27cm" svg:y="4.776cm" presentation:class="outline" presentation:user-transformed="true">
          <draw:text-box>
            <text:list text:style-name="L2">
              <text:list-item>
                <text:p text:style-name="P1"><text:span text:style-name="T1">1 server</text:span></text:p>
                <text:list>
                  <text:list-item>
                    <text:p text:style-name="P1"><text:span text:style-name="T1">Installed software</text:span></text:p>
                  </text:list-item>
                  <text:list-item>
                    <text:p text:style-name="P1"><text:span text:style-name="T1">Java 1.8</text:span></text:p>
                  </text:list-item>
                  <text:list-item>
                    <text:p text:style-name="P1"><text:span text:style-name="T1">Can double as a score entry system for </text:span><text:span text:style-name="T2">you</text:span></text:p>
                  </text:list-item>
                  <text:list-item>
                    <text:p text:style-name="P1"><text:span text:style-name="T1">Probably will be your subjective score entry machine if not using tablets</text:span></text:p>
                  </text:list-item>
                  <text:list-item>
                    <text:p text:style-name="P1"><text:span text:style-name="T1">Connected to printer for printing tournament reports, brackets, and score sheets</text:span></text:p>
                  </text:list-item>
                </text:list>
              </text:list-item>
              <text:list-item>
                <text:p text:style-name="P1"><text:span text:style-name="T1">2 performance score entry</text:span></text:p>
                <text:list>
                  <text:list-item>
                    <text:p text:style-name="P1"><text:span text:style-name="T1">Requires web browser only</text:span></text:p>
                  </text:list-item>
                </text:list>
              </text:list-item>
              <text:list-item>
                <text:p text:style-name="P1"><text:span text:style-name="T1">1 display system</text:span></text:p>
                <text:list>
                  <text:list-item>
                    <text:p text:style-name="P1"><text:span text:style-name="T1">Requires web browser only</text:span></text:p>
                  </text:list-item>
                </text:list>
              </text:list-item>
              <text:list-item>
                <text:p><text:span text:style-name="T1">1 Printer</text:span></text:p>
              </text:list-item>
              <text:list-item>
                <text:p><text:span text:style-name="T1">1 wireless router</text:span></text:p>
              </text:list-item>
              <text:list-item>
                <text:p><text:span text:style-name="T1">8 tablets (optional)</text:span></text:p>
                <text:list>
                  <text:list-item>
                    <text:p><text:span text:style-name="T1">For subjective score entry</text:span></text:p>
                  </text:list-item>
                </text:list>
              </text:list-item>
            </text:list>
          </draw:text-box>
        </draw:frame>
        <presentation:notes draw:style-name="dp2">
          <office:forms form:automatic-focus="false" form:apply-design-mode="false"/>
          <draw:page-thumbnail draw:style-name="gr1" draw:layer="layout" svg:width="12.686cm" svg:height="9.733cm" svg:x="4.449cm" svg:y="2.96cm" draw:page-number="1" presentation:class="page"/>
          <draw:frame presentation:style-name="pr3" draw:text-style-name="P5" draw:layer="layout" svg:width="15.685cm" svg:height="11.68cm" svg:x="2.95cm" svg:y="13.318cm" presentation:class="notes">
            <draw:text-box>
              <text:p text:style-name="P4"><text:span text:style-name="T3">The software can be found at http://jpschewe.github.io/fll-sw/</text:span></text:p>
            </draw:text-box>
          </draw:frame>
        </presentation:notes>
      </draw:page>
      <draw:page draw:name="page2"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draw:text-box>
            <text:p text:style-name="P1">Network Setup</text:p>
          </draw:text-box>
        </draw:frame>
        <draw:frame presentation:style-name="pr4" draw:text-style-name="P6" draw:layer="layout" svg:width="25.199cm" svg:height="13.86cm" svg:x="1.4cm" svg:y="4.914cm" presentation:class="outline" presentation:user-transformed="true">
          <draw:text-box>
            <text:list text:style-name="L2">
              <text:list-item>
                <text:p text:style-name="P1">Wireless access point</text:p>
                <text:list>
                  <text:list-item>
                    <text:p text:style-name="P1">Network ESSID, encryption key and other info is labeled on the routers</text:p>
                  </text:list-item>
                  <text:list-item>
                    <text:p text:style-name="P1">Has DHCP server</text:p>
                  </text:list-item>
                </text:list>
              </text:list-item>
              <text:list-item>
                <text:p text:style-name="P1">Server and display computers are wireless</text:p>
              </text:list-item>
              <text:list-item>
                <text:p text:style-name="P1">Locate the router near the score entry systems</text:p>
              </text:list-item>
              <text:list-item>
                <text:p text:style-name="P1">Please try to minimize use of duct tape</text:p>
              </text:list-item>
            </text:list>
          </draw:text-box>
        </draw:frame>
        <presentation:notes draw:style-name="dp2">
          <office:forms form:automatic-focus="false" form:apply-design-mode="false"/>
          <draw:page-thumbnail draw:style-name="gr1" draw:layer="layout" svg:width="12.686cm" svg:height="9.733cm" svg:x="4.449cm" svg:y="2.96cm" draw:page-number="2" presentation:class="page"/>
          <draw:frame presentation:style-name="pr3" draw:text-style-name="P5" draw:layer="layout" svg:width="15.685cm" svg:height="11.68cm" svg:x="2.95cm" svg:y="13.318cm" presentation:class="notes" presentation:user-transformed="true">
            <draw:text-box>
              <text:p text:style-name="P4"><text:span text:style-name="T3">As of the 2017 season the Minnesota computers are setup into 2 sets. The server has a static address within in the router range. The address ends in .2. All of the tablets either have a bookmark or a link on the home screen pointing to the appropriate server. The laptops have the home page in Chrome set to the appropriate server. You can always type in another address like we have done in the past, but this should make setup easier.</text:span></text:p>
            </draw:text-box>
          </draw:frame>
        </presentation:notes>
      </draw:page>
      <draw:page draw:name="page3"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draw:text-box>
            <text:p text:style-name="P1">Database Initialization</text:p>
          </draw:text-box>
        </draw:frame>
        <draw:frame presentation:style-name="pr5" draw:text-style-name="P6" draw:layer="layout" svg:width="25.199cm" svg:height="14.236cm" svg:x="1.4cm" svg:y="4.914cm" presentation:class="outline" presentation:user-transformed="true">
          <draw:text-box>
            <text:list text:style-name="L2">
              <text:list-item>
                <text:p text:style-name="P1">Unzip installation package</text:p>
              </text:list-item>
              <text:list-item>
                <text:p text:style-name="P1">Start web server</text:p>
              </text:list-item>
              <text:list-item>
                <text:p>Open browser to <text:a xlink:href="http://localhost:9080/fll-sw/setup/" xlink:type="simple">http://localhost:9080/fll-sw/setup/</text:a></text:p>
                <text:list>
                  <text:list-item>
                    <text:p>Will automatically open if using the launcher to start the web server</text:p>
                  </text:list-item>
                </text:list>
              </text:list-item>
              <text:list-item>
                <text:p text:style-name="P1">Choose challenge description or upload a saved database</text:p>
              </text:list-item>
            </text:list>
          </draw:text-box>
        </draw:frame>
        <presentation:notes draw:style-name="dp2">
          <office:forms form:automatic-focus="false" form:apply-design-mode="false"/>
          <draw:page-thumbnail draw:style-name="gr1" draw:layer="layout" svg:width="12.686cm" svg:height="9.733cm" svg:x="4.449cm" svg:y="2.96cm" draw:page-number="3" presentation:class="page"/>
          <draw:frame presentation:style-name="pr6" draw:layer="layout" svg:width="15.685cm" svg:height="9.436cm" svg:x="2.95cm" svg:y="13.318cm" presentation:class="notes" presentation:user-transformed="true">
            <draw:text-box>
              <text:p>Starting the web server is done by running fll-sw.sh for Linuix/Mac systems and fll-sw.exe for Windows systems and then clicking on “Start web server”. If Windows prompts you with a firewall warning, allow access.</text:p>
              <text:p/>
              <text:p>In Minnesota there should always be a database dump to upload. </text:p>
              <text:p/>
              <text:p>When loading from a saved database you will be prompted to create a new password after initializing the database. This is to prevent others from changing scores. Some tournaments use public networks for the computers.</text:p>
              <text:p/>
              <text:p>The see docs/training/sample-databases/ for example databases to test. These databases show the tournament in various stages of completion so that you can work your way through each step without needing to enter all scores.</text:p>
              <text:p/>
            </draw:text-box>
          </draw:frame>
        </presentation:notes>
      </draw:page>
      <draw:page draw:name="page4"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Pre-tournament Preparation<text:line-break/>On the “Administration” page</text:p>
          </draw:text-box>
        </draw:frame>
        <draw:frame presentation:style-name="pr7" draw:text-style-name="P6" draw:layer="layout" svg:width="25.199cm" svg:height="15.695cm" svg:x="1.4cm" svg:y="4.914cm" presentation:class="outline" presentation:user-transformed="true">
          <draw:text-box>
            <text:list text:style-name="L2">
              <text:list-item>
                <text:p>When not loading a pre-populated database</text:p>
                <text:list>
                  <text:list-item>
                    <text:p>Load the teams</text:p>
                  </text:list-item>
                  <text:list-item>
                    <text:p>Optionally edit tournaments</text:p>
                  </text:list-item>
                  <text:list-item>
                    <text:p>Set current tournament</text:p>
                  </text:list-item>
                  <text:list-item>
                    <text:p>Load the schedule</text:p>
                  </text:list-item>
                  <text:list-item>
                    <text:p>Optionally assign award groups</text:p>
                  </text:list-item>
                  <text:list-item>
                    <text:p>Optionally assign judging groups</text:p>
                  </text:list-item>
                </text:list>
              </text:list-item>
              <text:list-item>
                <text:p>Otherwise just set the current tournament</text:p>
              </text:list-item>
              <text:list-item>
                <text:p>Sponsor logos</text:p>
              </text:list-item>
              <text:list-item>
                <text:p>Slideshow pictures</text:p>
              </text:list-item>
            </text:list>
          </draw:text-box>
        </draw:frame>
        <presentation:notes draw:style-name="dp2">
          <office:forms form:automatic-focus="false" form:apply-design-mode="false"/>
          <draw:page-thumbnail draw:style-name="gr1" draw:layer="layout" svg:width="12.686cm" svg:height="9.733cm" svg:x="4.449cm" svg:y="2.96cm" draw:page-number="4" presentation:class="page"/>
          <draw:frame presentation:style-name="pr8" draw:text-style-name="P5" draw:layer="layout" svg:width="15.685cm" svg:height="12.115cm" svg:x="2.95cm" svg:y="13.318cm" presentation:class="notes" presentation:user-transformed="true">
            <draw:text-box>
              <text:p text:style-name="P4"><text:span text:style-name="T3">In Minnesota there should always be a pre-populated database.</text:span></text:p>
              <text:p text:style-name="P4"><text:span text:style-name="T3">If a schedule is loaded, then the award groups and judging groups are typically assigned as part of that process.</text:span></text:p>
              <text:p text:style-name="P4"><text:span text:style-name="T3">If you are installing a new version of the software or have been told that the sponsors have changed you'll need to update the sponsor logos in the software. See the directory tomcat/webapps/fll-sw/sponsor_logos. See README.txt in that directory for details about how to create logos. See </text:span><text:span text:style-name="T3"><text:a xlink:href="https://github.com/jpschewe/fll-sw/blob/current-release/scoring/docs/SetupInstructions.md#sponsor-logos" xlink:type="simple">https://github.com/jpschewe/fll-sw/blob/current-release/scoring/docs/SetupInstructions.md#sponsor-logos</text:a></text:span><text:span text:style-name="T3"><text:s/>for more information.</text:span></text:p>
              <text:p text:style-name="P4"><text:span text:style-name="T3">To setup the slideshow put all of the the images in tomcat/webapps/fll-sw/slideshow. They will be displayed in lexicographical order. This means it’s best to name the images starting with 2 numbers, such as 00-image.jpg, 01-image.jpg, to ensure they are displayed in the proper order.</text:span></text:p>
            </draw:text-box>
          </draw:frame>
        </presentation:notes>
      </draw:page>
      <draw:page draw:name="page5"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Day of Tournament</text:p>
          </draw:text-box>
        </draw:frame>
        <draw:frame presentation:style-name="pr9" draw:text-style-name="P2" draw:layer="layout" svg:width="25.199cm" svg:height="15.709cm" svg:x="1.4cm" svg:y="4.914cm" presentation:class="outline" presentation:user-transformed="true">
          <draw:text-box>
            <text:list text:style-name="L2">
              <text:list-item>
                <text:p text:style-name="P1"><text:span text:style-name="T4">Start server</text:span></text:p>
              </text:list-item>
              <text:list-item>
                <text:p text:style-name="P7"><text:span text:style-name="T5">When using tablets, first thing or night before, start all </text:span><text:span text:style-name="T5">tablets, get them connected to the wifi, connect to </text:span><text:span text:style-name="T5">server using web browser, and select “Subjective Web </text:span><text:span text:style-name="T5">Application”.</text:span></text:p>
              </text:list-item>
              <text:list-item>
                <text:p text:style-name="P1"><text:span text:style-name="T4">Start big screen display</text:span></text:p>
              </text:list-item>
              <text:list-item>
                <text:p text:style-name="P1"><text:span text:style-name="T4">Start score entry machines and set them to the Score </text:span><text:span text:style-name="T4">Entry page</text:span></text:p>
                <text:list>
                  <text:list-item>
                    <text:p><text:span text:style-name="T6">See index page for address of server</text:span></text:p>
                  </text:list-item>
                  <text:list-item>
                    <text:p><text:span text:style-name="T6">Full screen mode can be helpful (F11 shortcut key </text:span><text:span text:style-name="T6">in FireFox &amp; IE)</text:span></text:p>
                  </text:list-item>
                  <text:list-item>
                    <text:p><text:span text:style-name="T6">Change font size to eliminate need to scroll</text:span></text:p>
                  </text:list-item>
                </text:list>
              </text:list-item>
            </text:list>
          </draw:text-box>
        </draw:frame>
        <presentation:notes draw:style-name="dp2">
          <office:forms form:automatic-focus="false" form:apply-design-mode="false"/>
          <draw:page-thumbnail draw:style-name="gr1" draw:layer="layout" svg:width="12.686cm" svg:height="9.733cm" svg:x="4.449cm" svg:y="2.96cm" draw:page-number="5" presentation:class="page"/>
          <draw:frame presentation:style-name="pr3" draw:text-style-name="P5" draw:layer="layout" svg:width="15.685cm" svg:height="11.68cm" svg:x="2.95cm" svg:y="13.318cm" presentation:class="notes">
            <draw:text-box>
              <text:p text:style-name="P4"><text:span text:style-name="T3">It is sometimes nice to make the font size smaller on the score entry systems to avoid needing to scroll the page.</text:span></text:p>
              <text:p text:style-name="P4"><text:span text:style-name="T3"/></text:p>
              <text:p text:style-name="P4"><text:span text:style-name="T3">A note about the physical location at the tournaments. It’s not our job to keep the kids from climbing on equipment in the gyms. If there is an issue, contact the HighTechKids staff member or tournament director and have them deal with it.</text:span></text:p>
              <text:p text:style-name="P4"><text:span text:style-name="T3"/></text:p>
              <text:p text:style-name="P4"><text:span text:style-name="T3">When you will be running 2 head to head brackets in parallel and using 2 displays it is helpful to name the displays to match the table that they will be displaying.</text:span></text:p>
            </draw:text-box>
          </draw:frame>
        </presentation:notes>
      </draw:page>
      <draw:page draw:name="page6"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Big Screen Display</text:p>
          </draw:text-box>
        </draw:frame>
        <draw:frame presentation:style-name="pr4" draw:text-style-name="P6" draw:layer="layout" svg:width="25.199cm" svg:height="13.86cm" svg:x="1.4cm" svg:y="4.914cm" presentation:class="outline" presentation:user-transformed="true">
          <draw:text-box>
            <text:list text:style-name="L2">
              <text:list-item>
                <text:p text:style-name="P1">Welcome screen</text:p>
              </text:list-item>
              <text:list-item>
                <text:p text:style-name="P1">Scoreboard – for seeding rounds</text:p>
              </text:list-item>
              <text:list-item>
                <text:p text:style-name="P1">Playoffs</text:p>
              </text:list-item>
              <text:list-item>
                <text:p>Slide show – in between seeding rounds</text:p>
                <text:list>
                  <text:list-item>
                    <text:p>Pictures must be loaded on server</text:p>
                  </text:list-item>
                </text:list>
              </text:list-item>
            </text:list>
          </draw:text-box>
        </draw:frame>
        <presentation:notes draw:style-name="dp2">
          <office:forms form:automatic-focus="false" form:apply-design-mode="false"/>
          <draw:page-thumbnail draw:style-name="gr1" draw:layer="layout" svg:width="12.686cm" svg:height="9.733cm" svg:x="4.449cm" svg:y="2.96cm" draw:page-number="6" presentation:class="page"/>
          <draw:frame presentation:style-name="pr10" draw:layer="layout" svg:width="15.685cm" svg:height="6.106cm" svg:x="2.95cm" svg:y="13.318cm" presentation:class="notes" presentation:user-transformed="true">
            <draw:text-box>
              <text:p>The big screen display is controlled using the remote control of display link on the Admin Index.</text:p>
              <text:p>Note that there may be some delay between changing the page and it changing on the display computer. If it doesn't update, check if the back page on the display computer has crashed.</text:p>
            </draw:text-box>
          </draw:frame>
        </presentation:notes>
      </draw:page>
      <draw:page draw:name="page7"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Day of Tournament (cont)</text:p>
          </draw:text-box>
        </draw:frame>
        <draw:frame presentation:style-name="pr4" draw:text-style-name="P6" draw:layer="layout" svg:width="25.199cm" svg:height="13.86cm" svg:x="1.4cm" svg:y="4.914cm" presentation:class="outline" presentation:user-transformed="true">
          <draw:text-box>
            <text:list text:style-name="L2">
              <text:list-item>
                <text:p text:style-name="P1">From Admin Index</text:p>
                <text:list>
                  <text:list-item>
                    <text:p text:style-name="P1">Assign Judges</text:p>
                    <text:list>
                      <text:list-item>
                        <text:p>May not assign all if some will be entered on the tablet</text:p>
                      </text:list-item>
                    </text:list>
                  </text:list-item>
                  <text:list-item>
                    <text:p text:style-name="P1">Assign Table labels</text:p>
                  </text:list-item>
                  <text:list-item>
                    <text:p text:style-name="P1">Edit team data for name changes</text:p>
                  </text:list-item>
                  <text:list-item>
                    <text:p text:style-name="P1">Download subjective datafile (if entering scores using subjective application instead of web app)</text:p>
                    <text:list>
                      <text:list-item>
                        <text:p text:style-name="P1">Must be done <text:span text:style-name="T7">after</text:span> judge assignment is <text:span text:style-name="T7">complete</text:span></text:p>
                      </text:list-item>
                    </text:list>
                  </text:list-item>
                </text:list>
              </text:list-item>
            </text:list>
          </draw:text-box>
        </draw:frame>
        <presentation:notes draw:style-name="dp2">
          <office:forms form:automatic-focus="false" form:apply-design-mode="false"/>
          <draw:page-thumbnail draw:style-name="gr1" draw:layer="layout" svg:width="12.686cm" svg:height="9.733cm" svg:x="4.449cm" svg:y="2.96cm" draw:page-number="7" presentation:class="page"/>
          <draw:frame presentation:style-name="pr11" draw:layer="layout" svg:width="15.685cm" svg:height="1.666cm" svg:x="2.95cm" svg:y="13.318cm" presentation:class="notes" presentation:user-transformed="true">
            <draw:text-box>
              <text:p>Enter the names of any judges that will use paper. This may only be a partial list. The software will show a warning about not having judges for all categories, but will allow the names to be saved.</text:p>
            </draw:text-box>
          </draw:frame>
        </presentation:notes>
      </draw:page>
      <draw:page draw:name="page8"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Subjective Score Entry</text:p>
          </draw:text-box>
        </draw:frame>
        <draw:frame presentation:style-name="pr12" draw:text-style-name="P2" draw:layer="layout" svg:width="25.199cm" svg:height="17.244cm" svg:x="1.27cm" svg:y="3.81cm" presentation:class="outline" presentation:user-transformed="true">
          <draw:text-box>
            <text:list text:style-name="L2">
              <text:list-item>
                <text:p text:style-name="P1">Software</text:p>
                <text:list>
                  <text:list-item>
                    <text:p text:style-name="P1">Server software (for nice launcher)</text:p>
                  </text:list-item>
                  <text:list-item>
                    <text:p text:style-name="P1">Java Runtime Environment</text:p>
                  </text:list-item>
                </text:list>
              </text:list-item>
              <text:list-item>
                <text:p text:style-name="P1">Entering scores</text:p>
                <text:list>
                  <text:list-item>
                    <text:p text:style-name="P1">Basic tabbed spreadsheet interface</text:p>
                  </text:list-item>
                  <text:list-item>
                    <text:p text:style-name="P1">Checking that all scores are entered</text:p>
                  </text:list-item>
                  <text:list-item>
                    <text:p text:style-name="P1">Save often!</text:p>
                  </text:list-item>
                </text:list>
              </text:list-item>
              <text:list-item>
                <text:p>Tablet score entry option</text:p>
                <text:list>
                  <text:list-item>
                    <text:p>Use “Subjective Web Application” from main page</text:p>
                  </text:list-item>
                </text:list>
              </text:list-item>
            </text:list>
          </draw:text-box>
        </draw:frame>
        <presentation:notes draw:style-name="dp2">
          <office:forms form:automatic-focus="false" form:apply-design-mode="false"/>
          <draw:page-thumbnail draw:style-name="gr1" draw:layer="layout" svg:width="12.686cm" svg:height="9.733cm" svg:x="4.449cm" svg:y="2.96cm" draw:page-number="8" presentation:class="page"/>
          <draw:frame presentation:style-name="pr13" draw:layer="layout" svg:width="15.685cm" svg:height="4.441cm" svg:x="2.95cm" svg:y="13.318cm" presentation:class="notes" presentation:user-transformed="true">
            <draw:text-box>
              <text:p>The tablet option is a web application that will run offline. A tablet or laptop can be used. Just visit the “Subjective Web Application” on the main page and when it finishes loading walk away. <text:s/>When scores are ready, bring the device into range and select “Upload Scores” from the action menu.</text:p>
              <text:p/>
              <text:p>See the judges sheet for how to use the subjective scoring web application.</text:p>
            </draw:text-box>
          </draw:frame>
        </presentation:notes>
      </draw:page>
      <draw:page draw:name="page9"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Performance Score Entry</text:p>
          </draw:text-box>
        </draw:frame>
        <draw:frame presentation:style-name="pr4" draw:text-style-name="P6" draw:layer="layout" svg:width="25.199cm" svg:height="14.657cm" svg:x="1.4cm" svg:y="4.914cm" presentation:class="outline" presentation:user-transformed="true">
          <draw:text-box>
            <text:list text:style-name="L2">
              <text:list-item>
                <text:p text:style-name="P1">Basic entry</text:p>
                <text:list>
                  <text:list-item>
                    <text:p>Slow and accurate is <text:span text:style-name="T8">much</text:span> better than fast with errors</text:p>
                  </text:list-item>
                </text:list>
              </text:list-item>
              <text:list-item>
                <text:p text:style-name="P1">Double checking and correcting scores</text:p>
              </text:list-item>
              <text:list-item>
                <text:p text:style-name="P1">Pitfalls</text:p>
                <text:list>
                  <text:list-item>
                    <text:p text:style-name="P1">Forgetting to check “double-check”</text:p>
                  </text:list-item>
                  <text:list-item>
                    <text:p text:style-name="P1">Common exceptions</text:p>
                    <text:list>
                      <text:list-item>
                        <text:p>Playoffs not initialized</text:p>
                      </text:list-item>
                      <text:list-item>
                        <text:p>Timeout connecting to server if too busy</text:p>
                      </text:list-item>
                    </text:list>
                  </text:list-item>
                </text:list>
              </text:list-item>
              <text:list-item>
                <text:p>Sort score sheets</text:p>
              </text:list-item>
            </text:list>
          </draw:text-box>
        </draw:frame>
        <presentation:notes draw:style-name="dp2">
          <office:forms form:automatic-focus="false" form:apply-design-mode="false"/>
          <draw:page-thumbnail draw:style-name="gr1" draw:layer="layout" svg:width="12.686cm" svg:height="9.733cm" svg:x="4.449cm" svg:y="2.96cm" draw:page-number="9" presentation:class="page"/>
          <draw:frame presentation:style-name="pr14" draw:layer="layout" svg:width="15.685cm" svg:height="6.661cm" svg:x="2.95cm" svg:y="13.318cm" presentation:class="notes" presentation:user-transformed="true">
            <draw:text-box>
              <text:p>In most cases if there is an error submitting a score, one can go back and submit again.</text:p>
              <text:p/>
              <text:p>If people are entering scores by typing numbers into any of the fields, they need to make sure to click somewhere else or tab off the last field before writing down the score. This is because the total score doesn't update until the focus has left the element just changed.</text:p>
              <text:p/>
              <text:p>It is nice to sort the score sheets by team number as this helps when needing to find one later when there is an issue. It’s also much nicer for those in the back room stuffing envelopes as they can easily put the right sheets in the right envelopes.</text:p>
            </draw:text-box>
          </draw:frame>
        </presentation:notes>
      </draw:page>
      <draw:page draw:name="page10"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Initializing Head to Head</text:p>
          </draw:text-box>
        </draw:frame>
        <draw:frame presentation:style-name="pr15" draw:text-style-name="P6" draw:layer="layout" svg:width="25.199cm" svg:height="15.902cm" svg:x="1.4cm" svg:y="4.914cm" presentation:class="outline" presentation:user-transformed="true">
          <draw:text-box>
            <text:list text:style-name="L2">
              <text:list-item>
                <text:p text:style-name="P1">Create a head to head bracket for each award group</text:p>
              </text:list-item>
              <text:list-item>
                <text:p text:style-name="P1">Check that seeding rounds are complete</text:p>
              </text:list-item>
              <text:list-item>
                <text:p text:style-name="P1">Initializing each head to head bracket</text:p>
                <text:list>
                  <text:list-item>
                    <text:p>Select “Use the best score from the seeding rounds” when prompted for bracket sort.</text:p>
                  </text:list-item>
                  <text:list-item>
                    <text:p>Select which tables to run the bracket on. This is normally all tables, unless running 2 brackets at the same time.</text:p>
                  </text:list-item>
                </text:list>
              </text:list-item>
              <text:list-item>
                <text:p text:style-name="P1">Printable brackets</text:p>
              </text:list-item>
              <text:list-item>
                <text:p text:style-name="P1">Score sheet generation brackets</text:p>
              </text:list-item>
            </text:list>
          </draw:text-box>
        </draw:frame>
        <presentation:notes draw:style-name="dp2">
          <draw:page-thumbnail draw:style-name="gr1" draw:layer="layout" svg:width="12.686cm" svg:height="9.733cm" svg:x="4.449cm" svg:y="2.96cm" draw:page-number="10" presentation:class="page"/>
          <draw:frame presentation:style-name="pr16" draw:layer="layout" svg:width="15.685cm" svg:height="5.551cm" svg:x="2.95cm" svg:y="13.318cm" presentation:class="notes" presentation:user-transformed="true">
            <draw:text-box>
              <text:p>You will need to create a head to head bracket for each award group using the “Create head to head bracket” link.</text:p>
              <text:p/>
              <text:p>At the state tournament you will need to create a head to head bracket using some combination of the judging groups. This information will be in the schedule.</text:p>
              <text:p/>
              <text:p>The bracket sort can be changed for some tournaments where the seeding rounds aren't used.</text:p>
              <text:p/>
            </draw:text-box>
          </draw:frame>
        </presentation:notes>
      </draw:page>
      <draw:page draw:name="page11" draw:style-name="dp1" draw:master-page-name="Default" presentation:presentation-page-layout-name="AL1T1">
        <office:forms form:automatic-focus="false" form:apply-design-mode="false"/>
        <draw:frame presentation:style-name="pr17" draw:layer="layout" svg:width="25.199cm" svg:height="3.506cm" svg:x="1.4cm" svg:y="0.837cm" presentation:class="title" presentation:user-transformed="true">
          <draw:text-box>
            <text:p text:style-name="P1">Head to Head Brackets</text:p>
          </draw:text-box>
        </draw:frame>
        <draw:frame presentation:style-name="pr18" draw:layer="layout" svg:width="25.199cm" svg:height="15.274cm" svg:x="1.4cm" svg:y="4.914cm" presentation:class="outline" presentation:user-transformed="true">
          <draw:text-box>
            <text:list text:style-name="L2">
              <text:list-item>
                <text:p text:style-name="P1">MC and Refs like a hard copy</text:p>
                <text:list>
                  <text:list-item>
                    <text:p text:style-name="P1">Use the Admin/Printable brackets (#4) from Playoffs page (this version works in Firefox or IE)</text:p>
                  </text:list-item>
                </text:list>
              </text:list-item>
              <text:list-item>
                <text:p text:style-name="P1">Score sheet generation brackets for computer display only (and to do score sheet generation, obviously)</text:p>
              </text:list-item>
              <text:list-item>
                <text:p text:style-name="P1">Big Screen Display</text:p>
                <text:list>
                  <text:list-item>
                    <text:p text:style-name="P1">Keep bracket and round updated so that active matches are in the left or center column</text:p>
                  </text:list-item>
                  <text:list-item>
                    <text:p text:style-name="P1">Scores/results of 1<text:span text:style-name="T9">st</text:span>/2<text:span text:style-name="T9">nd</text:span> place bracket will not display on the big screen</text:p>
                  </text:list-item>
                </text:list>
              </text:list-item>
            </text:list>
          </draw:text-box>
        </draw:frame>
        <presentation:notes draw:style-name="dp2">
          <draw:page-thumbnail draw:style-name="gr1" draw:layer="layout" svg:width="12.686cm" svg:height="9.733cm" svg:x="4.449cm" svg:y="2.96cm" draw:page-number="11" presentation:class="page"/>
          <draw:frame presentation:style-name="pr19" draw:text-style-name="P8" draw:layer="layout" svg:width="15.685cm" svg:height="11.68cm" svg:x="2.95cm" svg:y="13.318cm" presentation:class="notes">
            <draw:text-box>
              <text:p>At the end of head to head, remember to check that there isn’t a tie. We’ve had it happen once or twice where the last 2 teams competing end up in a tie. This needs to be rerun right away before the tables are taken down. You will be the only one that will know because the scores don’t go up on the screen.</text:p>
              <text:p/>
            </draw:text-box>
          </draw:frame>
        </presentation:notes>
      </draw:page>
      <draw:page draw:name="page12"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Tournament Reporting</text:p>
          </draw:text-box>
        </draw:frame>
        <draw:frame presentation:style-name="pr20" draw:text-style-name="P6" draw:layer="layout" svg:width="25.199cm" svg:height="15.299cm" svg:x="1.4cm" svg:y="4.914cm" presentation:class="outline" presentation:user-transformed="true">
          <draw:text-box>
            <text:list text:style-name="L2">
              <text:list-item>
                <text:p text:style-name="P1">Upload subjective datafile (from Admin page)</text:p>
              </text:list-item>
              <text:list-item>
                <text:p text:style-name="P1">Main Index -&gt; Tournament Reporting</text:p>
              </text:list-item>
              <text:list-item>
                <text:p text:style-name="P1">Must “Compute summarized scores” after changes in scores are uploaded!</text:p>
                <text:list>
                  <text:list-item>
                    <text:p text:style-name="P1">Playoff performance scores do not contribute to reports</text:p>
                  </text:list-item>
                </text:list>
                <text:p text:style-name="P1"/>
              </text:list-item>
            </text:list>
          </draw:text-box>
        </draw:frame>
        <presentation:notes draw:style-name="dp2">
          <draw:page-thumbnail draw:style-name="gr1" draw:layer="layout" svg:width="12.686cm" svg:height="9.733cm" svg:x="4.449cm" svg:y="2.96cm" draw:page-number="12" presentation:class="page"/>
          <draw:frame presentation:style-name="pr3" draw:text-style-name="P5" draw:layer="layout" svg:width="15.685cm" svg:height="11.68cm" svg:x="2.95cm" svg:y="13.318cm" presentation:class="notes">
            <draw:text-box>
              <text:p text:style-name="P4"><text:span text:style-name="T3">When printing the score sheets we have found that using an external PDF viewer works better than the one built into most browsers. This is under the applications option in the preferences. Most of our systems have this already set, but some may not.</text:span></text:p>
            </draw:text-box>
          </draw:frame>
        </presentation:notes>
      </draw:page>
      <draw:page draw:name="page13"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Tournament Reporting (cont.)</text:p>
          </draw:text-box>
        </draw:frame>
        <draw:frame presentation:style-name="pr21" draw:text-style-name="P6" draw:layer="layout" svg:width="25.199cm" svg:height="14.656cm" svg:x="1.4cm" svg:y="4.914cm" presentation:class="outline" presentation:user-transformed="true">
          <draw:text-box>
            <text:list text:style-name="L2">
              <text:list-item>
                <text:p text:style-name="P1">Head Judge will want reports ASAP</text:p>
                <text:list>
                  <text:list-item>
                    <text:p>Don't let them rush you</text:p>
                  </text:list-item>
                  <text:list-item>
                    <text:p>Doing partial results (i.e. one award group is done and they want those results – you can run them)</text:p>
                  </text:list-item>
                </text:list>
              </text:list-item>
              <text:list-item>
                <text:p text:style-name="P1">Print out ranking report for teams, overall score report no longer goes back to teams</text:p>
              </text:list-item>
            </text:list>
          </draw:text-box>
        </draw:frame>
        <presentation:notes draw:style-name="dp2">
          <draw:page-thumbnail draw:style-name="gr1" draw:layer="layout" svg:width="12.686cm" svg:height="9.733cm" svg:x="4.449cm" svg:y="2.96cm" draw:page-number="13" presentation:class="page"/>
          <draw:frame presentation:style-name="pr3" draw:text-style-name="P5" draw:layer="layout" svg:width="15.685cm" svg:height="11.68cm" svg:x="2.95cm" svg:y="13.318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22" draw:text-style-name="P2" draw:layer="layout" svg:width="25.199cm" svg:height="3.256cm" svg:x="1.4cm" svg:y="0.962cm" presentation:class="title" presentation:user-transformed="true">
          <draw:text-box>
            <text:p text:style-name="P1">Post-tournament Duties</text:p>
          </draw:text-box>
        </draw:frame>
        <draw:frame presentation:style-name="pr23" draw:text-style-name="P6" draw:layer="layout" svg:width="25.199cm" svg:height="14.47cm" svg:x="1.4cm" svg:y="4.914cm" presentation:class="outline" presentation:user-transformed="true">
          <draw:text-box>
            <text:list text:style-name="L2">
              <text:list-item>
                <text:p text:style-name="P1"><text:span text:style-name="T10">Tear down neatly &amp; account for all your stuff</text:span></text:p>
                <text:list>
                  <text:list-item>
                    <text:p text:style-name="P1"><text:span text:style-name="T11">Please keep the printer boxes intact</text:span></text:p>
                  </text:list-item>
                </text:list>
              </text:list-item>
              <text:list-item>
                <text:p text:style-name="P1"><text:span text:style-name="T10">Results should be sent to Jon</text:span></text:p>
                <text:list>
                  <text:list-item>
                    <text:p text:style-name="P1"><text:span text:style-name="T11">Database</text:span></text:p>
                    <text:list>
                      <text:list-item>
                        <text:p text:style-name="P1"><text:span text:style-name="T11">On the Admin page click download database and send </text:span><text:span text:style-name="T11">resulting file to jpschewe@mtu.net</text:span></text:p>
                      </text:list-item>
                    </text:list>
                  </text:list-item>
                  <text:list-item>
                    <text:p text:style-name="P1"><text:span text:style-name="T11">A USB stick, if available, can be used to do an immediate </text:span><text:span text:style-name="T11">backup copy before you leave the site.</text:span></text:p>
                  </text:list-item>
                </text:list>
              </text:list-item>
            </text:list>
          </draw:text-box>
        </draw:frame>
        <presentation:notes draw:style-name="dp2">
          <draw:page-thumbnail draw:style-name="gr1" draw:layer="layout" svg:width="12.686cm" svg:height="9.733cm" svg:x="4.449cm" svg:y="2.96cm" draw:page-number="14" presentation:class="page"/>
          <draw:frame presentation:style-name="pr3" draw:text-style-name="P5" draw:layer="layout" svg:width="15.685cm" svg:height="11.68cm" svg:x="2.95cm" svg:y="13.31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 svg:font-family="'Arial Unicode MS'" style:font-pitch="variable"/>
    <style:font-face style:name="Tahoma"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Arial Unicode MS"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Tahoma"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14pt" fo:font-style="normal" fo:text-shadow="none" style:text-underline-style="none" fo:font-weight="normal" style:font-name-asian="Arial Unicode MS" style:font-family-asian="'Arial Unicode MS'" style:font-pitch-asian="variable" style:font-size-asian="24.5pt" style:font-style-asian="normal" style:font-weight-asian="normal" style:font-name-complex="Tahoma" style:font-family-complex="Tahoma" style:font-pitch-complex="variable" style:font-size-complex="24.5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Arial Unicode MS" style:font-family-asian="'Arial Unicode MS'"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Arial Unicode MS" style:font-family-asian="'Arial Unicode MS'"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0.7999992370606pt" fo:font-style="normal" fo:text-shadow="none" style:text-underline-style="none" fo:font-weight="normal" style:font-name-asian="Arial Unicode MS" style:font-family-asian="'Arial Unicode MS'" style:font-pitch-asian="variable" style:font-size-asian="44pt" style:font-style-asian="normal" style:font-weight-asian="normal" style:font-name-complex="Tahoma" style:font-family-complex="Tahoma"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991cm" fo:margin-bottom="0.991cm" fo:margin-left="0.991cm" fo:margin-right="0.991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79cm"/>
    </style:style>
    <style:style style:name="Mgr2" style:family="graphic" style:parent-style-name="standard">
      <style:graphic-properties draw:stroke="none" draw:fill="none" draw:fill-color="#ffffff" draw:textarea-vertical-align="bottom" draw:auto-grow-height="false" fo:min-height="1.07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587cm" svg:height="4.19cm" svg:x="2.794cm" svg:y="4.327cm"/>
      <draw:page-thumbnail draw:layer="backgroundobjects" svg:width="5.587cm" svg:height="4.19cm" svg:x="11.176cm" svg:y="4.327cm"/>
      <draw:page-thumbnail draw:layer="backgroundobjects" svg:width="5.587cm" svg:height="4.19cm" svg:x="19.558cm" svg:y="4.327cm"/>
      <draw:page-thumbnail draw:layer="backgroundobjects" svg:width="5.587cm" svg:height="4.19cm" svg:x="2.794cm" svg:y="13.071cm"/>
      <draw:page-thumbnail draw:layer="backgroundobjects" svg:width="5.587cm" svg:height="4.19cm" svg:x="11.176cm" svg:y="13.071cm"/>
      <draw:page-thumbnail draw:layer="backgroundobjects" svg:width="5.587cm" svg:height="4.19cm" svg:x="19.558cm" svg:y="13.071cm"/>
      <draw:frame draw:style-name="Mgr1" draw:text-style-name="MP2" draw:layer="backgroundobjects" svg:width="12.124cm" svg:height="1.078cm" svg:x="0cm" svg:y="0cm" presentation:class="header">
        <draw:text-box>
          <text:p text:style-name="MP1"><text:span text:style-name="MT1"><presentation:header/></text:span></text:p>
        </draw:text-box>
      </draw:frame>
      <draw:frame draw:style-name="Mgr1" draw:text-style-name="MP4" draw:layer="backgroundobjects" svg:width="12.124cm" svg:height="1.078cm" svg:x="15.815cm" svg:y="0cm" presentation:class="date-time">
        <draw:text-box>
          <text:p text:style-name="MP3"><text:span text:style-name="MT1"><presentation:date-time/></text:span></text:p>
        </draw:text-box>
      </draw:frame>
      <draw:frame draw:style-name="Mgr2" draw:text-style-name="MP2" draw:layer="backgroundobjects" svg:width="12.124cm" svg:height="1.078cm" svg:x="0cm" svg:y="20.511cm" presentation:class="footer">
        <draw:text-box>
          <text:p text:style-name="MP1"><text:span text:style-name="MT1"><presentation:footer/></text:span></text:p>
        </draw:text-box>
      </draw:frame>
      <draw:frame draw:style-name="Mgr2" draw:text-style-name="MP4" draw:layer="backgroundobjects" svg:width="12.124cm" svg:height="1.078cm" svg:x="15.815cm" svg:y="20.511cm" presentation:class="page-number">
        <draw:text-box>
          <text:p text:style-name="MP3"><text:span text:style-name="MT1"><text:page-number>&lt;number&gt;</text:page-number></text:span></text:p>
        </draw:text-box>
      </draw:frame>
      <draw:page-thumbnail draw:layer="backgroundobjects" svg:width="5.587cm" svg:height="4.19cm" svg:x="2.794cm" svg:y="4.327cm"/>
      <draw:page-thumbnail draw:layer="backgroundobjects" svg:width="5.587cm" svg:height="4.19cm" svg:x="11.176cm" svg:y="4.327cm"/>
      <draw:page-thumbnail draw:layer="backgroundobjects" svg:width="5.587cm" svg:height="4.19cm" svg:x="19.558cm" svg:y="4.327cm"/>
      <draw:page-thumbnail draw:layer="backgroundobjects" svg:width="5.587cm" svg:height="4.19cm" svg:x="2.794cm" svg:y="13.071cm"/>
      <draw:page-thumbnail draw:layer="backgroundobjects" svg:width="5.587cm" svg:height="4.19cm" svg:x="11.176cm" svg:y="13.071cm"/>
      <draw:page-thumbnail draw:layer="backgroundobjects" svg:width="5.587cm" svg:height="4.19cm" svg:x="19.558cm" svg:y="13.07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2.686cm" svg:height="9.733cm" svg:x="4.449cm" svg:y="2.96cm" presentation:class="page"/>
        <draw:frame presentation:style-name="Default-notes" draw:layer="backgroundobjects" svg:width="15.685cm" svg:height="11.68cm" svg:x="2.95cm" svg:y="13.318cm" presentation:class="notes" presentation:placeholder="true">
          <draw:text-box/>
        </draw:frame>
        <draw:frame presentation:style-name="Mpr2" draw:text-style-name="MP2" draw:layer="backgroundobjects" svg:width="8.509cm" svg:height="1.297cm" svg:x="0.991cm" svg:y="0.991cm" presentation:class="header">
          <draw:text-box>
            <text:p text:style-name="MP1"><text:span text:style-name="MT1"><presentation:header/></text:span></text:p>
          </draw:text-box>
        </draw:frame>
        <draw:frame presentation:style-name="Mpr2" draw:text-style-name="MP4" draw:layer="backgroundobjects" svg:width="8.509cm" svg:height="1.297cm" svg:x="12.087cm" svg:y="0.991cm" presentation:class="date-time">
          <draw:text-box>
            <text:p text:style-name="MP3"><text:span text:style-name="MT1"><presentation:date-time/></text:span></text:p>
          </draw:text-box>
        </draw:frame>
        <draw:frame presentation:style-name="Mpr3" draw:text-style-name="MP2" draw:layer="backgroundobjects" svg:width="8.509cm" svg:height="1.297cm" svg:x="0.991cm" svg:y="25.648cm" presentation:class="footer">
          <draw:text-box>
            <text:p text:style-name="MP1"><text:span text:style-name="MT1"><presentation:footer/></text:span></text:p>
          </draw:text-box>
        </draw:frame>
        <draw:frame presentation:style-name="Mpr3" draw:text-style-name="MP4" draw:layer="backgroundobjects" svg:width="8.509cm" svg:height="1.297cm" svg:x="12.087cm" svg:y="25.648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0.3.2$Linux_X86_64 LibreOffice_project/00m0$Build-2</meta:generator>
    <meta:initial-creator>Dan Churchill</meta:initial-creator>
    <meta:creation-date>2006-11-29T00:34:04</meta:creation-date>
    <dc:date>2018-08-17T11:59:00.934299203</dc:date>
    <meta:editing-cycles>91</meta:editing-cycles>
    <meta:editing-duration>P1DT10H13M8S</meta:editing-duration>
    <meta:print-date>2015-10-24T17:53:23.399269018</meta:print-date>
    <meta:document-statistic meta:object-count="83"/>
    <meta:user-defined meta:name="Info 1"/>
    <meta:user-defined meta:name="Info 2"/>
    <meta:user-defined meta:name="Info 3"/>
    <meta:user-defined meta:name="Info 4"/>
  </office:meta>
</office:document-meta>
</file>